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>
      <style:table-cell-properties fo:background-color="#99ff66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66ff66"/>
    </style:style>
    <style:style style:name="ce7" style:family="table-cell" style:parent-style-name="Default">
      <style:table-cell-properties fo:background-color="#99ff99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3" table:number-columns-repeated="33" table:default-cell-style-name="Default"/>
        <table:table-row table:style-name="ro1">
          <table:table-cell table:number-columns-repeated="3"/>
          <table:table-cell table:style-name="Default"/>
          <table:table-cell/>
          <table:table-cell table:formula="of:=[.G1]*2" office:value-type="float" office:value="2147483648" calcext:value-type="float">
            <text:p>2147483648</text:p>
          </table:table-cell>
          <table:table-cell table:formula="of:=[.H1]*2" office:value-type="float" office:value="1073741824" calcext:value-type="float">
            <text:p>1073741824</text:p>
          </table:table-cell>
          <table:table-cell table:formula="of:=[.I1]*2" office:value-type="float" office:value="536870912" calcext:value-type="float">
            <text:p>536870912</text:p>
          </table:table-cell>
          <table:table-cell table:formula="of:=[.J1]*2" office:value-type="float" office:value="268435456" calcext:value-type="float">
            <text:p>268435456</text:p>
          </table:table-cell>
          <table:table-cell table:formula="of:=[.K1]*2" office:value-type="float" office:value="134217728" calcext:value-type="float">
            <text:p>134217728</text:p>
          </table:table-cell>
          <table:table-cell table:formula="of:=[.L1]*2" office:value-type="float" office:value="67108864" calcext:value-type="float">
            <text:p>67108864</text:p>
          </table:table-cell>
          <table:table-cell table:formula="of:=[.M1]*2" office:value-type="float" office:value="33554432" calcext:value-type="float">
            <text:p>33554432</text:p>
          </table:table-cell>
          <table:table-cell table:formula="of:=[.N1]*2" office:value-type="float" office:value="16777216" calcext:value-type="float">
            <text:p>16777216</text:p>
          </table:table-cell>
          <table:table-cell table:formula="of:=[.O1]*2" office:value-type="float" office:value="8388608" calcext:value-type="float">
            <text:p>8388608</text:p>
          </table:table-cell>
          <table:table-cell table:formula="of:=[.P1]*2" office:value-type="float" office:value="4194304" calcext:value-type="float">
            <text:p>4194304</text:p>
          </table:table-cell>
          <table:table-cell table:formula="of:=[.Q1]*2" office:value-type="float" office:value="2097152" calcext:value-type="float">
            <text:p>2097152</text:p>
          </table:table-cell>
          <table:table-cell table:formula="of:=[.R1]*2" office:value-type="float" office:value="1048576" calcext:value-type="float">
            <text:p>1048576</text:p>
          </table:table-cell>
          <table:table-cell table:formula="of:=[.S1]*2" office:value-type="float" office:value="524288" calcext:value-type="float">
            <text:p>524288</text:p>
          </table:table-cell>
          <table:table-cell table:formula="of:=[.T1]*2" office:value-type="float" office:value="262144" calcext:value-type="float">
            <text:p>262144</text:p>
          </table:table-cell>
          <table:table-cell table:formula="of:=[.U1]*2" office:value-type="float" office:value="131072" calcext:value-type="float">
            <text:p>131072</text:p>
          </table:table-cell>
          <table:table-cell table:formula="of:=[.V1]*2" office:value-type="float" office:value="65536" calcext:value-type="float">
            <text:p>65536</text:p>
          </table:table-cell>
          <table:table-cell table:formula="of:=[.W1]*2" office:value-type="float" office:value="32768" calcext:value-type="float">
            <text:p>32768</text:p>
          </table:table-cell>
          <table:table-cell table:formula="of:=[.X1]*2" office:value-type="float" office:value="16384" calcext:value-type="float">
            <text:p>16384</text:p>
          </table:table-cell>
          <table:table-cell table:formula="of:=[.Y1]*2" office:value-type="float" office:value="8192" calcext:value-type="float">
            <text:p>8192</text:p>
          </table:table-cell>
          <table:table-cell table:formula="of:=[.Z1]*2" office:value-type="float" office:value="4096" calcext:value-type="float">
            <text:p>4096</text:p>
          </table:table-cell>
          <table:table-cell table:formula="of:=[.AA1]*2" office:value-type="float" office:value="2048" calcext:value-type="float">
            <text:p>2048</text:p>
          </table:table-cell>
          <table:table-cell table:formula="of:=[.AB1]*2" office:value-type="float" office:value="1024" calcext:value-type="float">
            <text:p>1024</text:p>
          </table:table-cell>
          <table:table-cell table:formula="of:=[.AC1]*2" office:value-type="float" office:value="512" calcext:value-type="float">
            <text:p>512</text:p>
          </table:table-cell>
          <table:table-cell table:formula="of:=[.AD1]*2" office:value-type="float" office:value="256" calcext:value-type="float">
            <text:p>256</text:p>
          </table:table-cell>
          <table:table-cell table:formula="of:=[.AE1]*2" office:value-type="float" office:value="128" calcext:value-type="float">
            <text:p>128</text:p>
          </table:table-cell>
          <table:table-cell table:formula="of:=[.AF1]*2" office:value-type="float" office:value="64" calcext:value-type="float">
            <text:p>64</text:p>
          </table:table-cell>
          <table:table-cell table:formula="of:=[.AG1]*2" office:value-type="float" office:value="32" calcext:value-type="float">
            <text:p>32</text:p>
          </table:table-cell>
          <table:table-cell table:formula="of:=[.AH1]*2" office:value-type="float" office:value="16" calcext:value-type="float">
            <text:p>16</text:p>
          </table:table-cell>
          <table:table-cell table:formula="of:=[.AI1]*2" office:value-type="float" office:value="8" calcext:value-type="float">
            <text:p>8</text:p>
          </table:table-cell>
          <table:table-cell table:formula="of:=[.AJ1]*2" office:value-type="float" office:value="4" calcext:value-type="float">
            <text:p>4</text:p>
          </table:table-cell>
          <table:table-cell table:formula="of:=[.AK1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omment</text:p>
          </table:table-cell>
          <table:table-cell office:value-type="string" calcext:value-type="string">
            <text:p>Opcode</text:p>
          </table:table-cell>
          <table:table-cell table:style-name="Default" office:value-type="string" calcext:value-type="string">
            <text:p>Ctrl_Hex</text:p>
          </table:table-cell>
          <table:table-cell office:value-type="string" calcext:value-type="string">
            <text:p>Ctrl_int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RST</text:p>
          </table:table-cell>
          <table:table-cell office:value-type="string" calcext:value-type="string">
            <text:p>HLT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IO_WR</text:p>
          </table:table-cell>
          <table:table-cell office:value-type="string" calcext:value-type="string">
            <text:p>IO_RD</text:p>
          </table:table-cell>
          <table:table-cell office:value-type="string" calcext:value-type="string">
            <text:p>LD_COUNT</text:p>
          </table:table-cell>
          <table:table-cell office:value-type="string" calcext:value-type="string">
            <text:p>ROM_RD</text:p>
          </table:table-cell>
          <table:table-cell office:value-type="string" calcext:value-type="string">
            <text:p>RAM_RD</text:p>
          </table:table-cell>
          <table:table-cell office:value-type="string" calcext:value-type="string">
            <text:p>RAM_WR</text:p>
          </table:table-cell>
          <table:table-cell office:value-type="string" calcext:value-type="string">
            <text:p>HI_WR</text:p>
          </table:table-cell>
          <table:table-cell office:value-type="string" calcext:value-type="string">
            <text:p>LO_WR</text:p>
          </table:table-cell>
          <table:table-cell office:value-type="string" calcext:value-type="string">
            <text:p>IR_WR</text:p>
          </table:table-cell>
          <table:table-cell office:value-type="string" calcext:value-type="string">
            <text:p>COUNT_INC</text:p>
          </table:table-cell>
          <table:table-cell office:value-type="string" calcext:value-type="string">
            <text:p>F_RD</text:p>
          </table:table-cell>
          <table:table-cell office:value-type="string" calcext:value-type="string">
            <text:p>B_RD</text:p>
          </table:table-cell>
          <table:table-cell office:value-type="string" calcext:value-type="string">
            <text:p>B_WR</text:p>
          </table:table-cell>
          <table:table-cell office:value-type="string" calcext:value-type="string">
            <text:p>A_RD</text:p>
          </table:table-cell>
          <table:table-cell office:value-type="string" calcext:value-type="string">
            <text:p>A_WR</text:p>
          </table:table-cell>
          <table:table-cell office:value-type="string" calcext:value-type="string">
            <text:p>ALU_RD</text:p>
          </table:table-cell>
          <table:table-cell office:value-type="string" calcext:value-type="string">
            <text:p>ALU_SUB</text:p>
          </table:table-cell>
          <table:table-cell office:value-type="string" calcext:value-type="string">
            <text:p>ALU_FUN1</text:p>
          </table:table-cell>
          <table:table-cell office:value-type="string" calcext:value-type="string">
            <text:p>ALU_FUN0</text:p>
          </table:table-cell>
          <table:table-cell office:value-type="string" calcext:value-type="string">
            <text:p>ALU_REG1</text:p>
          </table:table-cell>
          <table:table-cell office:value-type="string" calcext:value-type="string">
            <text:p>ALU_REG2</text:p>
          </table:table-cell>
          <table:table-cell office:value-type="string" calcext:value-type="string">
            <text:p>WC</text:p>
          </table:table-cell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32"/>
        </table:table-row>
        <table:table-row table:style-name="ro1">
          <table:table-cell table:style-name="ce1" office:value-type="string" calcext:value-type="string">
            <text:p>FETCH</text:p>
          </table:table-cell>
          <table:table-cell office:value-type="string" calcext:value-type="string">
            <text:p>IR=ROM</text:p>
          </table:table-cell>
          <table:table-cell/>
          <table:table-cell table:formula="of:=DEC2HEX([.E5];8)" office:value-type="string" office:string-value="00042000" calcext:value-type="string">
            <text:p>00042000</text:p>
          </table:table-cell>
          <table:table-cell table:formula="of:=[.F5]*[.$F$1]+[.G5]*[.$G$1]+[.H5]*[.$H$1]+[.I5]*[.$I$1]+[.J5]*[.$J$1]+[.K5]*[.$K$1]+[.L5]*[.$L$1]+[.M5]*[.$M$1]+[.N5]*[.$N$1]+[.O5]*[.$O$1]+[.P5]*[.$P$1]+[.Q5]*[.$Q$1]+[.R5]*[.$R$1]+[.S5]*[.$S$1]+[.T5]*[.$T$1]+[.U5]*[.$U$1]+[.V5]*[.$V$1]+[.W5]*[.$W$1]+[.X5]*[.$X$1]+[.Y5]*[.$Y$1]+[.Z5]*[.$Z$1]+[.AA5]*[.$AA$1]+[.AB5]*[.$AB$1]+[.AC5]*[.$AC$1]+[.AD5]*[.$AD$1]+[.AE5]*[.$AE$1]+[.AF5]*[.$AF$1]+[.AG5]*[.$AG$1]+[.AH5]*[.$AH$1]+[.AI5]*[.$AI$1]+[.AJ5]*[.$AJ$1]+[.AK5]*[.$AK$1]" office:value-type="float" office:value="270336" calcext:value-type="float">
            <text:p>270336</text:p>
          </table:table-cell>
          <table:table-cell table:number-columns-repeated="13"/>
          <table:table-cell table:style-name="ce3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NC</text:p>
          </table:table-cell>
          <table:table-cell/>
          <table:table-cell table:formula="of:=DEC2HEX([.E6];8)" office:value-type="string" office:string-value="00001000" calcext:value-type="string">
            <text:p>00001000</text:p>
          </table:table-cell>
          <table:table-cell table:formula="of:=[.F6]*[.$F$1]+[.G6]*[.$G$1]+[.H6]*[.$H$1]+[.I6]*[.$I$1]+[.J6]*[.$J$1]+[.K6]*[.$K$1]+[.L6]*[.$L$1]+[.M6]*[.$M$1]+[.N6]*[.$N$1]+[.O6]*[.$O$1]+[.P6]*[.$P$1]+[.Q6]*[.$Q$1]+[.R6]*[.$R$1]+[.S6]*[.$S$1]+[.T6]*[.$T$1]+[.U6]*[.$U$1]+[.V6]*[.$V$1]+[.W6]*[.$W$1]+[.X6]*[.$X$1]+[.Y6]*[.$Y$1]+[.Z6]*[.$Z$1]+[.AA6]*[.$AA$1]+[.AB6]*[.$AB$1]+[.AC6]*[.$AC$1]+[.AD6]*[.$AD$1]+[.AE6]*[.$AE$1]+[.AF6]*[.$AF$1]+[.AG6]*[.$AG$1]+[.AH6]*[.$AH$1]+[.AI6]*[.$AI$1]+[.AJ6]*[.$AJ$1]+[.AK6]*[.$AK$1]" office:value-type="float" office:value="4096" calcext:value-type="float">
            <text:p>4096</text:p>
          </table:table-cell>
          <table:table-cell table:number-columns-repeated="19"/>
          <table:table-cell table:style-name="ce3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DEC2HEX([.E7];8)" office:value-type="string" office:string-value="00000000" calcext:value-type="string">
            <text:p>00000000</text:p>
          </table:table-cell>
          <table:table-cell table:formula="of:=[.F7]*[.$F$1]+[.G7]*[.$G$1]+[.H7]*[.$H$1]+[.I7]*[.$I$1]+[.J7]*[.$J$1]+[.K7]*[.$K$1]+[.L7]*[.$L$1]+[.M7]*[.$M$1]+[.N7]*[.$N$1]+[.O7]*[.$O$1]+[.P7]*[.$P$1]+[.Q7]*[.$Q$1]+[.R7]*[.$R$1]+[.S7]*[.$S$1]+[.T7]*[.$T$1]+[.U7]*[.$U$1]+[.V7]*[.$V$1]+[.W7]*[.$W$1]+[.X7]*[.$X$1]+[.Y7]*[.$Y$1]+[.Z7]*[.$Z$1]+[.AA7]*[.$AA$1]+[.AB7]*[.$AB$1]+[.AC7]*[.$AC$1]+[.AD7]*[.$AD$1]+[.AE7]*[.$AE$1]+[.AF7]*[.$AF$1]+[.AG7]*[.$AG$1]+[.AH7]*[.$AH$1]+[.AI7]*[.$AI$1]+[.AJ7]*[.$AJ$1]+[.AK7]*[.$AK$1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ADC B</text:p>
          </table:table-cell>
          <table:table-cell/>
          <table:table-cell table:style-name="ce1" office:value-type="string" calcext:value-type="string">
            <text:p>88</text:p>
          </table:table-cell>
          <table:table-cell table:formula="of:=DEC2HEX([.E8];8)" office:value-type="string" office:string-value="000000D9" calcext:value-type="string">
            <text:p>000000D9</text:p>
          </table:table-cell>
          <table:table-cell table:formula="of:=[.F8]*[.$F$1]+[.G8]*[.$G$1]+[.H8]*[.$H$1]+[.I8]*[.$I$1]+[.J8]*[.$J$1]+[.K8]*[.$K$1]+[.L8]*[.$L$1]+[.M8]*[.$M$1]+[.N8]*[.$N$1]+[.O8]*[.$O$1]+[.P8]*[.$P$1]+[.Q8]*[.$Q$1]+[.R8]*[.$R$1]+[.S8]*[.$S$1]+[.T8]*[.$T$1]+[.U8]*[.$U$1]+[.V8]*[.$V$1]+[.W8]*[.$W$1]+[.X8]*[.$X$1]+[.Y8]*[.$Y$1]+[.Z8]*[.$Z$1]+[.AA8]*[.$AA$1]+[.AB8]*[.$AB$1]+[.AC8]*[.$AC$1]+[.AD8]*[.$AD$1]+[.AE8]*[.$AE$1]+[.AF8]*[.$AF$1]+[.AG8]*[.$AG$1]+[.AH8]*[.$AH$1]+[.AI8]*[.$AI$1]+[.AJ8]*[.$AJ$1]+[.AK8]*[.$AK$1]" office:value-type="float" office:value="217" calcext:value-type="float">
            <text:p>217</text:p>
          </table:table-cell>
          <table:table-cell table:number-columns-repeated="24"/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DEC2HEX([.E9];8)" office:value-type="string" office:string-value="80000000" calcext:value-type="string">
            <text:p>80000000</text:p>
          </table:table-cell>
          <table:table-cell table:formula="of:=[.F9]*[.$F$1]+[.G9]*[.$G$1]+[.H9]*[.$H$1]+[.I9]*[.$I$1]+[.J9]*[.$J$1]+[.K9]*[.$K$1]+[.L9]*[.$L$1]+[.M9]*[.$M$1]+[.N9]*[.$N$1]+[.O9]*[.$O$1]+[.P9]*[.$P$1]+[.Q9]*[.$Q$1]+[.R9]*[.$R$1]+[.S9]*[.$S$1]+[.T9]*[.$T$1]+[.U9]*[.$U$1]+[.V9]*[.$V$1]+[.W9]*[.$W$1]+[.X9]*[.$X$1]+[.Y9]*[.$Y$1]+[.Z9]*[.$Z$1]+[.AA9]*[.$AA$1]+[.AB9]*[.$AB$1]+[.AC9]*[.$AC$1]+[.AD9]*[.$AD$1]+[.AE9]*[.$AE$1]+[.AF9]*[.$AF$1]+[.AG9]*[.$AG$1]+[.AH9]*[.$AH$1]+[.AI9]*[.$AI$1]+[.AJ9]*[.$AJ$1]+[.AK9]*[.$AK$1]" office:value-type="float" office:value="2147483648" calcext:value-type="float">
            <text:p>21474836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number-columns-repeated="3"/>
          <table:table-cell table:formula="of:=DEC2HEX([.E10];8)" office:value-type="string" office:string-value="00000000" calcext:value-type="string">
            <text:p>00000000</text:p>
          </table:table-cell>
          <table:table-cell table:formula="of:=[.F10]*[.$F$1]+[.G10]*[.$G$1]+[.H10]*[.$H$1]+[.I10]*[.$I$1]+[.J10]*[.$J$1]+[.K10]*[.$K$1]+[.L10]*[.$L$1]+[.M10]*[.$M$1]+[.N10]*[.$N$1]+[.O10]*[.$O$1]+[.P10]*[.$P$1]+[.Q10]*[.$Q$1]+[.R10]*[.$R$1]+[.S10]*[.$S$1]+[.T10]*[.$T$1]+[.U10]*[.$U$1]+[.V10]*[.$V$1]+[.W10]*[.$W$1]+[.X10]*[.$X$1]+[.Y10]*[.$Y$1]+[.Z10]*[.$Z$1]+[.AA10]*[.$AA$1]+[.AB10]*[.$AB$1]+[.AC10]*[.$AC$1]+[.AD10]*[.$AD$1]+[.AE10]*[.$AE$1]+[.AF10]*[.$AF$1]+[.AG10]*[.$AG$1]+[.AH10]*[.$AH$1]+[.AI10]*[.$AI$1]+[.AJ10]*[.$AJ$1]+[.AK10]*[.$AK$1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DEC2HEX([.E11];8)" office:value-type="string" office:string-value="00000000" calcext:value-type="string">
            <text:p>00000000</text:p>
          </table:table-cell>
          <table:table-cell table:formula="of:=[.F11]*[.$F$1]+[.G11]*[.$G$1]+[.H11]*[.$H$1]+[.I11]*[.$I$1]+[.J11]*[.$J$1]+[.K11]*[.$K$1]+[.L11]*[.$L$1]+[.M11]*[.$M$1]+[.N11]*[.$N$1]+[.O11]*[.$O$1]+[.P11]*[.$P$1]+[.Q11]*[.$Q$1]+[.R11]*[.$R$1]+[.S11]*[.$S$1]+[.T11]*[.$T$1]+[.U11]*[.$U$1]+[.V11]*[.$V$1]+[.W11]*[.$W$1]+[.X11]*[.$X$1]+[.Y11]*[.$Y$1]+[.Z11]*[.$Z$1]+[.AA11]*[.$AA$1]+[.AB11]*[.$AB$1]+[.AC11]*[.$AC$1]+[.AD11]*[.$AD$1]+[.AE11]*[.$AE$1]+[.AF11]*[.$AF$1]+[.AG11]*[.$AG$1]+[.AH11]*[.$AH$1]+[.AI11]*[.$AI$1]+[.AJ11]*[.$AJ$1]+[.AK11]*[.$AK$1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DEC2HEX([.E12];8)" office:value-type="string" office:string-value="00000000" calcext:value-type="string">
            <text:p>00000000</text:p>
          </table:table-cell>
          <table:table-cell table:formula="of:=[.F12]*[.$F$1]+[.G12]*[.$G$1]+[.H12]*[.$H$1]+[.I12]*[.$I$1]+[.J12]*[.$J$1]+[.K12]*[.$K$1]+[.L12]*[.$L$1]+[.M12]*[.$M$1]+[.N12]*[.$N$1]+[.O12]*[.$O$1]+[.P12]*[.$P$1]+[.Q12]*[.$Q$1]+[.R12]*[.$R$1]+[.S12]*[.$S$1]+[.T12]*[.$T$1]+[.U12]*[.$U$1]+[.V12]*[.$V$1]+[.W12]*[.$W$1]+[.X12]*[.$X$1]+[.Y12]*[.$Y$1]+[.Z12]*[.$Z$1]+[.AA12]*[.$AA$1]+[.AB12]*[.$AB$1]+[.AC12]*[.$AC$1]+[.AD12]*[.$AD$1]+[.AE12]*[.$AE$1]+[.AF12]*[.$AF$1]+[.AG12]*[.$AG$1]+[.AH12]*[.$AH$1]+[.AI12]*[.$AI$1]+[.AJ12]*[.$AJ$1]+[.AK12]*[.$AK$1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MOV A,B</text:p>
          </table:table-cell>
          <table:table-cell office:value-type="string" calcext:value-type="string">
            <text:p>A=B</text:p>
          </table:table-cell>
          <table:table-cell table:style-name="ce1" office:value-type="string" calcext:value-type="string">
            <text:p>78</text:p>
          </table:table-cell>
          <table:table-cell table:formula="of:=DEC2HEX([.E13];8)" office:value-type="string" office:string-value="00000480" calcext:value-type="string">
            <text:p>00000480</text:p>
          </table:table-cell>
          <table:table-cell table:formula="of:=[.F13]*[.$F$1]+[.G13]*[.$G$1]+[.H13]*[.$H$1]+[.I13]*[.$I$1]+[.J13]*[.$J$1]+[.K13]*[.$K$1]+[.L13]*[.$L$1]+[.M13]*[.$M$1]+[.N13]*[.$N$1]+[.O13]*[.$O$1]+[.P13]*[.$P$1]+[.Q13]*[.$Q$1]+[.R13]*[.$R$1]+[.S13]*[.$S$1]+[.T13]*[.$T$1]+[.U13]*[.$U$1]+[.V13]*[.$V$1]+[.W13]*[.$W$1]+[.X13]*[.$X$1]+[.Y13]*[.$Y$1]+[.Z13]*[.$Z$1]+[.AA13]*[.$AA$1]+[.AB13]*[.$AB$1]+[.AC13]*[.$AC$1]+[.AD13]*[.$AD$1]+[.AE13]*[.$AE$1]+[.AF13]*[.$AF$1]+[.AG13]*[.$AG$1]+[.AH13]*[.$AH$1]+[.AI13]*[.$AI$1]+[.AJ13]*[.$AJ$1]+[.AK13]*[.$AK$1]" office:value-type="float" office:value="1152" calcext:value-type="float">
            <text:p>1152</text:p>
          </table:table-cell>
          <table:table-cell table:number-columns-repeated="21"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ST</text:p>
          </table:table-cell>
          <table:table-cell/>
          <table:table-cell table:formula="of:=DEC2HEX([.E14];8)" office:value-type="string" office:string-value="80000000" calcext:value-type="string">
            <text:p>80000000</text:p>
          </table:table-cell>
          <table:table-cell table:formula="of:=[.F14]*[.$F$1]+[.G14]*[.$G$1]+[.H14]*[.$H$1]+[.I14]*[.$I$1]+[.J14]*[.$J$1]+[.K14]*[.$K$1]+[.L14]*[.$L$1]+[.M14]*[.$M$1]+[.N14]*[.$N$1]+[.O14]*[.$O$1]+[.P14]*[.$P$1]+[.Q14]*[.$Q$1]+[.R14]*[.$R$1]+[.S14]*[.$S$1]+[.T14]*[.$T$1]+[.U14]*[.$U$1]+[.V14]*[.$V$1]+[.W14]*[.$W$1]+[.X14]*[.$X$1]+[.Y14]*[.$Y$1]+[.Z14]*[.$Z$1]+[.AA14]*[.$AA$1]+[.AB14]*[.$AB$1]+[.AC14]*[.$AC$1]+[.AD14]*[.$AD$1]+[.AE14]*[.$AE$1]+[.AF14]*[.$AF$1]+[.AG14]*[.$AG$1]+[.AH14]*[.$AH$1]+[.AI14]*[.$AI$1]+[.AJ14]*[.$AJ$1]+[.AK14]*[.$AK$1]" office:value-type="float" office:value="2147483648" calcext:value-type="float">
            <text:p>21474836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style-name="ce1" office:value-type="string" calcext:value-type="string">
            <text:p>MOV H,A</text:p>
          </table:table-cell>
          <table:table-cell office:value-type="string" calcext:value-type="string">
            <text:p>H=A</text:p>
          </table:table-cell>
          <table:table-cell table:style-name="ce1" office:value-type="string" calcext:value-type="string">
            <text:p>67</text:p>
          </table:table-cell>
          <table:table-cell table:formula="of:=DEC2HEX([.E15];8)" office:value-type="string" office:string-value="00008100" calcext:value-type="string">
            <text:p>00008100</text:p>
          </table:table-cell>
          <table:table-cell table:formula="of:=[.F15]*[.$F$1]+[.G15]*[.$G$1]+[.H15]*[.$H$1]+[.I15]*[.$I$1]+[.J15]*[.$J$1]+[.K15]*[.$K$1]+[.L15]*[.$L$1]+[.M15]*[.$M$1]+[.N15]*[.$N$1]+[.O15]*[.$O$1]+[.P15]*[.$P$1]+[.Q15]*[.$Q$1]+[.R15]*[.$R$1]+[.S15]*[.$S$1]+[.T15]*[.$T$1]+[.U15]*[.$U$1]+[.V15]*[.$V$1]+[.W15]*[.$W$1]+[.X15]*[.$X$1]+[.Y15]*[.$Y$1]+[.Z15]*[.$Z$1]+[.AA15]*[.$AA$1]+[.AB15]*[.$AB$1]+[.AC15]*[.$AC$1]+[.AD15]*[.$AD$1]+[.AE15]*[.$AE$1]+[.AF15]*[.$AF$1]+[.AG15]*[.$AG$1]+[.AH15]*[.$AH$1]+[.AI15]*[.$AI$1]+[.AJ15]*[.$AJ$1]+[.AK15]*[.$AK$1]" office:value-type="float" office:value="33024" calcext:value-type="float">
            <text:p>33024</text:p>
          </table:table-cell>
          <table:table-cell table:style-name="ce4"/>
          <table:table-cell table:number-columns-repeated="15"/>
          <table:table-cell table:style-name="ce3" office:value-type="float" office:value="1" calcext:value-type="float">
            <text:p>1</text:p>
          </table:table-cell>
          <table:table-cell table:number-columns-repeated="6"/>
          <table:table-cell table:style-name="ce3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ST</text:p>
          </table:table-cell>
          <table:table-cell/>
          <table:table-cell table:formula="of:=DEC2HEX([.E16];8)" office:value-type="string" office:string-value="80000000" calcext:value-type="string">
            <text:p>80000000</text:p>
          </table:table-cell>
          <table:table-cell table:formula="of:=[.F16]*[.$F$1]+[.G16]*[.$G$1]+[.H16]*[.$H$1]+[.I16]*[.$I$1]+[.J16]*[.$J$1]+[.K16]*[.$K$1]+[.L16]*[.$L$1]+[.M16]*[.$M$1]+[.N16]*[.$N$1]+[.O16]*[.$O$1]+[.P16]*[.$P$1]+[.Q16]*[.$Q$1]+[.R16]*[.$R$1]+[.S16]*[.$S$1]+[.T16]*[.$T$1]+[.U16]*[.$U$1]+[.V16]*[.$V$1]+[.W16]*[.$W$1]+[.X16]*[.$X$1]+[.Y16]*[.$Y$1]+[.Z16]*[.$Z$1]+[.AA16]*[.$AA$1]+[.AB16]*[.$AB$1]+[.AC16]*[.$AC$1]+[.AD16]*[.$AD$1]+[.AE16]*[.$AE$1]+[.AF16]*[.$AF$1]+[.AG16]*[.$AG$1]+[.AH16]*[.$AH$1]+[.AI16]*[.$AI$1]+[.AJ16]*[.$AJ$1]+[.AK16]*[.$AK$1]" office:value-type="float" office:value="2147483648" calcext:value-type="float">
            <text:p>21474836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style-name="ce1" office:value-type="string" calcext:value-type="string">
            <text:p>MOV L,A</text:p>
          </table:table-cell>
          <table:table-cell office:value-type="string" calcext:value-type="string">
            <text:p>L=A</text:p>
          </table:table-cell>
          <table:table-cell table:style-name="ce1" office:value-type="string" calcext:value-type="string">
            <text:p>6F</text:p>
          </table:table-cell>
          <table:table-cell table:formula="of:=DEC2HEX([.E17];8)" office:value-type="string" office:string-value="00004100" calcext:value-type="string">
            <text:p>00004100</text:p>
          </table:table-cell>
          <table:table-cell table:formula="of:=[.F17]*[.$F$1]+[.G17]*[.$G$1]+[.H17]*[.$H$1]+[.I17]*[.$I$1]+[.J17]*[.$J$1]+[.K17]*[.$K$1]+[.L17]*[.$L$1]+[.M17]*[.$M$1]+[.N17]*[.$N$1]+[.O17]*[.$O$1]+[.P17]*[.$P$1]+[.Q17]*[.$Q$1]+[.R17]*[.$R$1]+[.S17]*[.$S$1]+[.T17]*[.$T$1]+[.U17]*[.$U$1]+[.V17]*[.$V$1]+[.W17]*[.$W$1]+[.X17]*[.$X$1]+[.Y17]*[.$Y$1]+[.Z17]*[.$Z$1]+[.AA17]*[.$AA$1]+[.AB17]*[.$AB$1]+[.AC17]*[.$AC$1]+[.AD17]*[.$AD$1]+[.AE17]*[.$AE$1]+[.AF17]*[.$AF$1]+[.AG17]*[.$AG$1]+[.AH17]*[.$AH$1]+[.AI17]*[.$AI$1]+[.AJ17]*[.$AJ$1]+[.AK17]*[.$AK$1]" office:value-type="float" office:value="16640" calcext:value-type="float">
            <text:p>16640</text:p>
          </table:table-cell>
          <table:table-cell table:style-name="ce4"/>
          <table:table-cell table:number-columns-repeated="16"/>
          <table:table-cell table:style-name="ce3"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ST</text:p>
          </table:table-cell>
          <table:table-cell/>
          <table:table-cell table:formula="of:=DEC2HEX([.E18];8)" office:value-type="string" office:string-value="80000000" calcext:value-type="string">
            <text:p>80000000</text:p>
          </table:table-cell>
          <table:table-cell table:formula="of:=[.F18]*[.$F$1]+[.G18]*[.$G$1]+[.H18]*[.$H$1]+[.I18]*[.$I$1]+[.J18]*[.$J$1]+[.K18]*[.$K$1]+[.L18]*[.$L$1]+[.M18]*[.$M$1]+[.N18]*[.$N$1]+[.O18]*[.$O$1]+[.P18]*[.$P$1]+[.Q18]*[.$Q$1]+[.R18]*[.$R$1]+[.S18]*[.$S$1]+[.T18]*[.$T$1]+[.U18]*[.$U$1]+[.V18]*[.$V$1]+[.W18]*[.$W$1]+[.X18]*[.$X$1]+[.Y18]*[.$Y$1]+[.Z18]*[.$Z$1]+[.AA18]*[.$AA$1]+[.AB18]*[.$AB$1]+[.AC18]*[.$AC$1]+[.AD18]*[.$AD$1]+[.AE18]*[.$AE$1]+[.AF18]*[.$AF$1]+[.AG18]*[.$AG$1]+[.AH18]*[.$AH$1]+[.AI18]*[.$AI$1]+[.AJ18]*[.$AJ$1]+[.AK18]*[.$AK$1]" office:value-type="float" office:value="2147483648" calcext:value-type="float">
            <text:p>21474836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style-name="ce1" office:value-type="string" calcext:value-type="string">
            <text:p>MOV M,A</text:p>
          </table:table-cell>
          <table:table-cell office:value-type="string" calcext:value-type="string">
            <text:p>M(HL)=A</text:p>
          </table:table-cell>
          <table:table-cell table:style-name="ce1" office:value-type="string" calcext:value-type="string">
            <text:p>10</text:p>
          </table:table-cell>
          <table:table-cell table:formula="of:=DEC2HEX([.E19];8)" office:value-type="string" office:string-value="00010100" calcext:value-type="string">
            <text:p>00010100</text:p>
          </table:table-cell>
          <table:table-cell table:formula="of:=[.F19]*[.$F$1]+[.G19]*[.$G$1]+[.H19]*[.$H$1]+[.I19]*[.$I$1]+[.J19]*[.$J$1]+[.K19]*[.$K$1]+[.L19]*[.$L$1]+[.M19]*[.$M$1]+[.N19]*[.$N$1]+[.O19]*[.$O$1]+[.P19]*[.$P$1]+[.Q19]*[.$Q$1]+[.R19]*[.$R$1]+[.S19]*[.$S$1]+[.T19]*[.$T$1]+[.U19]*[.$U$1]+[.V19]*[.$V$1]+[.W19]*[.$W$1]+[.X19]*[.$X$1]+[.Y19]*[.$Y$1]+[.Z19]*[.$Z$1]+[.AA19]*[.$AA$1]+[.AB19]*[.$AB$1]+[.AC19]*[.$AC$1]+[.AD19]*[.$AD$1]+[.AE19]*[.$AE$1]+[.AF19]*[.$AF$1]+[.AG19]*[.$AG$1]+[.AH19]*[.$AH$1]+[.AI19]*[.$AI$1]+[.AJ19]*[.$AJ$1]+[.AK19]*[.$AK$1]" office:value-type="float" office:value="65792" calcext:value-type="float">
            <text:p>65792</text:p>
          </table:table-cell>
          <table:table-cell table:style-name="ce5"/>
          <table:table-cell table:number-columns-repeated="14"/>
          <table:table-cell table:style-name="ce3" office:value-type="float" office:value="1" calcext:value-type="float">
            <text:p>1</text:p>
          </table:table-cell>
          <table:table-cell table:number-columns-repeated="7"/>
          <table:table-cell table:style-name="ce3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ST</text:p>
          </table:table-cell>
          <table:table-cell/>
          <table:table-cell table:formula="of:=DEC2HEX([.E20];8)" office:value-type="string" office:string-value="80000000" calcext:value-type="string">
            <text:p>80000000</text:p>
          </table:table-cell>
          <table:table-cell table:formula="of:=[.F20]*[.$F$1]+[.G20]*[.$G$1]+[.H20]*[.$H$1]+[.I20]*[.$I$1]+[.J20]*[.$J$1]+[.K20]*[.$K$1]+[.L20]*[.$L$1]+[.M20]*[.$M$1]+[.N20]*[.$N$1]+[.O20]*[.$O$1]+[.P20]*[.$P$1]+[.Q20]*[.$Q$1]+[.R20]*[.$R$1]+[.S20]*[.$S$1]+[.T20]*[.$T$1]+[.U20]*[.$U$1]+[.V20]*[.$V$1]+[.W20]*[.$W$1]+[.X20]*[.$X$1]+[.Y20]*[.$Y$1]+[.Z20]*[.$Z$1]+[.AA20]*[.$AA$1]+[.AB20]*[.$AB$1]+[.AC20]*[.$AC$1]+[.AD20]*[.$AD$1]+[.AE20]*[.$AE$1]+[.AF20]*[.$AF$1]+[.AG20]*[.$AG$1]+[.AH20]*[.$AH$1]+[.AI20]*[.$AI$1]+[.AJ20]*[.$AJ$1]+[.AK20]*[.$AK$1]" office:value-type="float" office:value="2147483648" calcext:value-type="float">
            <text:p>21474836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style-name="ce1" office:value-type="string" calcext:value-type="string">
            <text:p>MOVI A,BYTE</text:p>
          </table:table-cell>
          <table:table-cell office:value-type="string" calcext:value-type="string">
            <text:p>A=ROM</text:p>
          </table:table-cell>
          <table:table-cell table:style-name="ce1" office:value-type="string" calcext:value-type="string">
            <text:p>3E</text:p>
          </table:table-cell>
          <table:table-cell table:formula="of:=DEC2HEX([.E21];8)" office:value-type="string" office:string-value="00040080" calcext:value-type="string">
            <text:p>00040080</text:p>
          </table:table-cell>
          <table:table-cell table:formula="of:=[.F21]*[.$F$1]+[.G21]*[.$G$1]+[.H21]*[.$H$1]+[.I21]*[.$I$1]+[.J21]*[.$J$1]+[.K21]*[.$K$1]+[.L21]*[.$L$1]+[.M21]*[.$M$1]+[.N21]*[.$N$1]+[.O21]*[.$O$1]+[.P21]*[.$P$1]+[.Q21]*[.$Q$1]+[.R21]*[.$R$1]+[.S21]*[.$S$1]+[.T21]*[.$T$1]+[.U21]*[.$U$1]+[.V21]*[.$V$1]+[.W21]*[.$W$1]+[.X21]*[.$X$1]+[.Y21]*[.$Y$1]+[.Z21]*[.$Z$1]+[.AA21]*[.$AA$1]+[.AB21]*[.$AB$1]+[.AC21]*[.$AC$1]+[.AD21]*[.$AD$1]+[.AE21]*[.$AE$1]+[.AF21]*[.$AF$1]+[.AG21]*[.$AG$1]+[.AH21]*[.$AH$1]+[.AI21]*[.$AI$1]+[.AJ21]*[.$AJ$1]+[.AK21]*[.$AK$1]" office:value-type="float" office:value="262272" calcext:value-type="float">
            <text:p>262272</text:p>
          </table:table-cell>
          <table:table-cell table:number-columns-repeated="13"/>
          <table:table-cell table:style-name="ce3" office:value-type="float" office:value="1" calcext:value-type="float">
            <text:p>1</text:p>
          </table:table-cell>
          <table:table-cell table:number-columns-repeated="10"/>
          <table:table-cell table:style-name="ce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C</text:p>
          </table:table-cell>
          <table:table-cell/>
          <table:table-cell table:formula="of:=DEC2HEX([.E22];8)" office:value-type="string" office:string-value="00001000" calcext:value-type="string">
            <text:p>00001000</text:p>
          </table:table-cell>
          <table:table-cell table:formula="of:=[.F22]*[.$F$1]+[.G22]*[.$G$1]+[.H22]*[.$H$1]+[.I22]*[.$I$1]+[.J22]*[.$J$1]+[.K22]*[.$K$1]+[.L22]*[.$L$1]+[.M22]*[.$M$1]+[.N22]*[.$N$1]+[.O22]*[.$O$1]+[.P22]*[.$P$1]+[.Q22]*[.$Q$1]+[.R22]*[.$R$1]+[.S22]*[.$S$1]+[.T22]*[.$T$1]+[.U22]*[.$U$1]+[.V22]*[.$V$1]+[.W22]*[.$W$1]+[.X22]*[.$X$1]+[.Y22]*[.$Y$1]+[.Z22]*[.$Z$1]+[.AA22]*[.$AA$1]+[.AB22]*[.$AB$1]+[.AC22]*[.$AC$1]+[.AD22]*[.$AD$1]+[.AE22]*[.$AE$1]+[.AF22]*[.$AF$1]+[.AG22]*[.$AG$1]+[.AH22]*[.$AH$1]+[.AI22]*[.$AI$1]+[.AJ22]*[.$AJ$1]+[.AK22]*[.$AK$1]" office:value-type="float" office:value="4096" calcext:value-type="float">
            <text:p>4096</text:p>
          </table:table-cell>
          <table:table-cell table:style-name="ce5"/>
          <table:table-cell table:number-columns-repeated="18"/>
          <table:table-cell table:style-name="ce3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ST</text:p>
          </table:table-cell>
          <table:table-cell/>
          <table:table-cell table:formula="of:=DEC2HEX([.E23];8)" office:value-type="string" office:string-value="80000000" calcext:value-type="string">
            <text:p>80000000</text:p>
          </table:table-cell>
          <table:table-cell table:formula="of:=[.F23]*[.$F$1]+[.G23]*[.$G$1]+[.H23]*[.$H$1]+[.I23]*[.$I$1]+[.J23]*[.$J$1]+[.K23]*[.$K$1]+[.L23]*[.$L$1]+[.M23]*[.$M$1]+[.N23]*[.$N$1]+[.O23]*[.$O$1]+[.P23]*[.$P$1]+[.Q23]*[.$Q$1]+[.R23]*[.$R$1]+[.S23]*[.$S$1]+[.T23]*[.$T$1]+[.U23]*[.$U$1]+[.V23]*[.$V$1]+[.W23]*[.$W$1]+[.X23]*[.$X$1]+[.Y23]*[.$Y$1]+[.Z23]*[.$Z$1]+[.AA23]*[.$AA$1]+[.AB23]*[.$AB$1]+[.AC23]*[.$AC$1]+[.AD23]*[.$AD$1]+[.AE23]*[.$AE$1]+[.AF23]*[.$AF$1]+[.AG23]*[.$AG$1]+[.AH23]*[.$AH$1]+[.AI23]*[.$AI$1]+[.AJ23]*[.$AJ$1]+[.AK23]*[.$AK$1]" office:value-type="float" office:value="2147483648" calcext:value-type="float">
            <text:p>21474836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style-name="ce1" office:value-type="string" calcext:value-type="string">
            <text:p>MOVI B,BYTE</text:p>
          </table:table-cell>
          <table:table-cell office:value-type="string" calcext:value-type="string">
            <text:p>B=ROM</text:p>
          </table:table-cell>
          <table:table-cell table:style-name="ce1" office:value-type="string" calcext:value-type="string">
            <text:p>06</text:p>
          </table:table-cell>
          <table:table-cell table:formula="of:=DEC2HEX([.E24];8)" office:value-type="string" office:string-value="00040200" calcext:value-type="string">
            <text:p>00040200</text:p>
          </table:table-cell>
          <table:table-cell table:formula="of:=[.F24]*[.$F$1]+[.G24]*[.$G$1]+[.H24]*[.$H$1]+[.I24]*[.$I$1]+[.J24]*[.$J$1]+[.K24]*[.$K$1]+[.L24]*[.$L$1]+[.M24]*[.$M$1]+[.N24]*[.$N$1]+[.O24]*[.$O$1]+[.P24]*[.$P$1]+[.Q24]*[.$Q$1]+[.R24]*[.$R$1]+[.S24]*[.$S$1]+[.T24]*[.$T$1]+[.U24]*[.$U$1]+[.V24]*[.$V$1]+[.W24]*[.$W$1]+[.X24]*[.$X$1]+[.Y24]*[.$Y$1]+[.Z24]*[.$Z$1]+[.AA24]*[.$AA$1]+[.AB24]*[.$AB$1]+[.AC24]*[.$AC$1]+[.AD24]*[.$AD$1]+[.AE24]*[.$AE$1]+[.AF24]*[.$AF$1]+[.AG24]*[.$AG$1]+[.AH24]*[.$AH$1]+[.AI24]*[.$AI$1]+[.AJ24]*[.$AJ$1]+[.AK24]*[.$AK$1]" office:value-type="float" office:value="262656" calcext:value-type="float">
            <text:p>262656</text:p>
          </table:table-cell>
          <table:table-cell table:style-name="ce5"/>
          <table:table-cell table:number-columns-repeated="12"/>
          <table:table-cell table:style-name="ce6" office:value-type="float" office:value="1" calcext:value-type="float">
            <text:p>1</text:p>
          </table:table-cell>
          <table:table-cell table:number-columns-repeated="7"/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C</text:p>
          </table:table-cell>
          <table:table-cell/>
          <table:table-cell table:formula="of:=DEC2HEX([.E25];8)" office:value-type="string" office:string-value="00001000" calcext:value-type="string">
            <text:p>00001000</text:p>
          </table:table-cell>
          <table:table-cell table:formula="of:=[.F25]*[.$F$1]+[.G25]*[.$G$1]+[.H25]*[.$H$1]+[.I25]*[.$I$1]+[.J25]*[.$J$1]+[.K25]*[.$K$1]+[.L25]*[.$L$1]+[.M25]*[.$M$1]+[.N25]*[.$N$1]+[.O25]*[.$O$1]+[.P25]*[.$P$1]+[.Q25]*[.$Q$1]+[.R25]*[.$R$1]+[.S25]*[.$S$1]+[.T25]*[.$T$1]+[.U25]*[.$U$1]+[.V25]*[.$V$1]+[.W25]*[.$W$1]+[.X25]*[.$X$1]+[.Y25]*[.$Y$1]+[.Z25]*[.$Z$1]+[.AA25]*[.$AA$1]+[.AB25]*[.$AB$1]+[.AC25]*[.$AC$1]+[.AD25]*[.$AD$1]+[.AE25]*[.$AE$1]+[.AF25]*[.$AF$1]+[.AG25]*[.$AG$1]+[.AH25]*[.$AH$1]+[.AI25]*[.$AI$1]+[.AJ25]*[.$AJ$1]+[.AK25]*[.$AK$1]" office:value-type="float" office:value="4096" calcext:value-type="float">
            <text:p>4096</text:p>
          </table:table-cell>
          <table:table-cell table:style-name="ce5"/>
          <table:table-cell table:number-columns-repeated="18"/>
          <table:table-cell table:style-name="ce6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ST</text:p>
          </table:table-cell>
          <table:table-cell/>
          <table:table-cell table:formula="of:=DEC2HEX([.E26];8)" office:value-type="string" office:string-value="80000000" calcext:value-type="string">
            <text:p>80000000</text:p>
          </table:table-cell>
          <table:table-cell table:formula="of:=[.F26]*[.$F$1]+[.G26]*[.$G$1]+[.H26]*[.$H$1]+[.I26]*[.$I$1]+[.J26]*[.$J$1]+[.K26]*[.$K$1]+[.L26]*[.$L$1]+[.M26]*[.$M$1]+[.N26]*[.$N$1]+[.O26]*[.$O$1]+[.P26]*[.$P$1]+[.Q26]*[.$Q$1]+[.R26]*[.$R$1]+[.S26]*[.$S$1]+[.T26]*[.$T$1]+[.U26]*[.$U$1]+[.V26]*[.$V$1]+[.W26]*[.$W$1]+[.X26]*[.$X$1]+[.Y26]*[.$Y$1]+[.Z26]*[.$Z$1]+[.AA26]*[.$AA$1]+[.AB26]*[.$AB$1]+[.AC26]*[.$AC$1]+[.AD26]*[.$AD$1]+[.AE26]*[.$AE$1]+[.AF26]*[.$AF$1]+[.AG26]*[.$AG$1]+[.AH26]*[.$AH$1]+[.AI26]*[.$AI$1]+[.AJ26]*[.$AJ$1]+[.AK26]*[.$AK$1]" office:value-type="float" office:value="2147483648" calcext:value-type="float">
            <text:p>21474836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style-name="ce1" office:value-type="string" calcext:value-type="string">
            <text:p>ADD B</text:p>
          </table:table-cell>
          <table:table-cell/>
          <table:table-cell table:style-name="ce1" office:value-type="string" calcext:value-type="string">
            <text:p>80</text:p>
          </table:table-cell>
          <table:table-cell table:formula="of:=DEC2HEX([.E27];8)" office:value-type="string" office:string-value="000000D8" calcext:value-type="string">
            <text:p>000000D8</text:p>
          </table:table-cell>
          <table:table-cell table:formula="of:=[.F27]*[.$F$1]+[.G27]*[.$G$1]+[.H27]*[.$H$1]+[.I27]*[.$I$1]+[.J27]*[.$J$1]+[.K27]*[.$K$1]+[.L27]*[.$L$1]+[.M27]*[.$M$1]+[.N27]*[.$N$1]+[.O27]*[.$O$1]+[.P27]*[.$P$1]+[.Q27]*[.$Q$1]+[.R27]*[.$R$1]+[.S27]*[.$S$1]+[.T27]*[.$T$1]+[.U27]*[.$U$1]+[.V27]*[.$V$1]+[.W27]*[.$W$1]+[.X27]*[.$X$1]+[.Y27]*[.$Y$1]+[.Z27]*[.$Z$1]+[.AA27]*[.$AA$1]+[.AB27]*[.$AB$1]+[.AC27]*[.$AC$1]+[.AD27]*[.$AD$1]+[.AE27]*[.$AE$1]+[.AF27]*[.$AF$1]+[.AG27]*[.$AG$1]+[.AH27]*[.$AH$1]+[.AI27]*[.$AI$1]+[.AJ27]*[.$AJ$1]+[.AK27]*[.$AK$1]" office:value-type="float" office:value="216" calcext:value-type="float">
            <text:p>216</text:p>
          </table:table-cell>
          <table:table-cell table:number-columns-repeated="24"/>
          <table:table-cell table:number-columns-repeated="2" table:style-name="ce6" office:value-type="float" office:value="1" calcext:value-type="float">
            <text:p>1</text:p>
          </table:table-cell>
          <table:table-cell/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ST</text:p>
          </table:table-cell>
          <table:table-cell/>
          <table:table-cell table:formula="of:=DEC2HEX([.E28];8)" office:value-type="string" office:string-value="80000000" calcext:value-type="string">
            <text:p>80000000</text:p>
          </table:table-cell>
          <table:table-cell table:formula="of:=[.F28]*[.$F$1]+[.G28]*[.$G$1]+[.H28]*[.$H$1]+[.I28]*[.$I$1]+[.J28]*[.$J$1]+[.K28]*[.$K$1]+[.L28]*[.$L$1]+[.M28]*[.$M$1]+[.N28]*[.$N$1]+[.O28]*[.$O$1]+[.P28]*[.$P$1]+[.Q28]*[.$Q$1]+[.R28]*[.$R$1]+[.S28]*[.$S$1]+[.T28]*[.$T$1]+[.U28]*[.$U$1]+[.V28]*[.$V$1]+[.W28]*[.$W$1]+[.X28]*[.$X$1]+[.Y28]*[.$Y$1]+[.Z28]*[.$Z$1]+[.AA28]*[.$AA$1]+[.AB28]*[.$AB$1]+[.AC28]*[.$AC$1]+[.AD28]*[.$AD$1]+[.AE28]*[.$AE$1]+[.AF28]*[.$AF$1]+[.AG28]*[.$AG$1]+[.AH28]*[.$AH$1]+[.AI28]*[.$AI$1]+[.AJ28]*[.$AJ$1]+[.AK28]*[.$AK$1]" office:value-type="float" office:value="2147483648" calcext:value-type="float">
            <text:p>214748364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style-name="ce1" office:value-type="string" calcext:value-type="string">
            <text:p>OUT M</text:p>
          </table:table-cell>
          <table:table-cell office:value-type="string" calcext:value-type="string">
            <text:p>LO ← ROM</text:p>
          </table:table-cell>
          <table:table-cell table:style-name="ce1" office:value-type="string" calcext:value-type="string">
            <text:p>D3</text:p>
          </table:table-cell>
          <table:table-cell table:formula="of:=DEC2HEX([.E29];8)" office:value-type="string" office:string-value="00044000" calcext:value-type="string">
            <text:p>00044000</text:p>
          </table:table-cell>
          <table:table-cell table:formula="of:=[.F29]*[.$F$1]+[.G29]*[.$G$1]+[.H29]*[.$H$1]+[.I29]*[.$I$1]+[.J29]*[.$J$1]+[.K29]*[.$K$1]+[.L29]*[.$L$1]+[.M29]*[.$M$1]+[.N29]*[.$N$1]+[.O29]*[.$O$1]+[.P29]*[.$P$1]+[.Q29]*[.$Q$1]+[.R29]*[.$R$1]+[.S29]*[.$S$1]+[.T29]*[.$T$1]+[.U29]*[.$U$1]+[.V29]*[.$V$1]+[.W29]*[.$W$1]+[.X29]*[.$X$1]+[.Y29]*[.$Y$1]+[.Z29]*[.$Z$1]+[.AA29]*[.$AA$1]+[.AB29]*[.$AB$1]+[.AC29]*[.$AC$1]+[.AD29]*[.$AD$1]+[.AE29]*[.$AE$1]+[.AF29]*[.$AF$1]+[.AG29]*[.$AG$1]+[.AH29]*[.$AH$1]+[.AI29]*[.$AI$1]+[.AJ29]*[.$AJ$1]+[.AK29]*[.$AK$1]" office:value-type="float" office:value="278528" calcext:value-type="float">
            <text:p>278528</text:p>
          </table:table-cell>
          <table:table-cell table:number-columns-repeated="8"/>
          <table:table-cell table:style-name="ce5"/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8"/>
        </table:table-row>
        <table:table-row table:style-name="ro1">
          <table:table-cell table:style-name="ce1"/>
          <table:table-cell office:value-type="string" calcext:value-type="string">
            <text:p>A → MEM(IO)</text:p>
          </table:table-cell>
          <table:table-cell table:style-name="ce1"/>
          <table:table-cell table:formula="of:=DEC2HEX([.E30];8)" office:value-type="string" office:string-value="00200100" calcext:value-type="string">
            <text:p>00200100</text:p>
          </table:table-cell>
          <table:table-cell table:formula="of:=[.F30]*[.$F$1]+[.G30]*[.$G$1]+[.H30]*[.$H$1]+[.I30]*[.$I$1]+[.J30]*[.$J$1]+[.K30]*[.$K$1]+[.L30]*[.$L$1]+[.M30]*[.$M$1]+[.N30]*[.$N$1]+[.O30]*[.$O$1]+[.P30]*[.$P$1]+[.Q30]*[.$Q$1]+[.R30]*[.$R$1]+[.S30]*[.$S$1]+[.T30]*[.$T$1]+[.U30]*[.$U$1]+[.V30]*[.$V$1]+[.W30]*[.$W$1]+[.X30]*[.$X$1]+[.Y30]*[.$Y$1]+[.Z30]*[.$Z$1]+[.AA30]*[.$AA$1]+[.AB30]*[.$AB$1]+[.AC30]*[.$AC$1]+[.AD30]*[.$AD$1]+[.AE30]*[.$AE$1]+[.AF30]*[.$AF$1]+[.AG30]*[.$AG$1]+[.AH30]*[.$AH$1]+[.AI30]*[.$AI$1]+[.AJ30]*[.$AJ$1]+[.AK30]*[.$AK$1]" office:value-type="float" office:value="2097408" calcext:value-type="float">
            <text:p>2097408</text:p>
          </table:table-cell>
          <table:table-cell table:number-columns-repeated="8"/>
          <table:table-cell table:style-name="ce5"/>
          <table:table-cell/>
          <table:table-cell table:style-name="ce3" office:value-type="float" office:value="1" calcext:value-type="float">
            <text:p>1</text:p>
          </table:table-cell>
          <table:table-cell table:number-columns-repeated="12"/>
          <table:table-cell table:style-name="ce3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"/>
          <table:table-cell office:value-type="string" calcext:value-type="string">
            <text:p>INC</text:p>
          </table:table-cell>
          <table:table-cell table:style-name="ce1"/>
          <table:table-cell table:formula="of:=DEC2HEX([.E31];8)" office:value-type="string" office:string-value="00001000" calcext:value-type="string">
            <text:p>00001000</text:p>
          </table:table-cell>
          <table:table-cell table:formula="of:=[.F31]*[.$F$1]+[.G31]*[.$G$1]+[.H31]*[.$H$1]+[.I31]*[.$I$1]+[.J31]*[.$J$1]+[.K31]*[.$K$1]+[.L31]*[.$L$1]+[.M31]*[.$M$1]+[.N31]*[.$N$1]+[.O31]*[.$O$1]+[.P31]*[.$P$1]+[.Q31]*[.$Q$1]+[.R31]*[.$R$1]+[.S31]*[.$S$1]+[.T31]*[.$T$1]+[.U31]*[.$U$1]+[.V31]*[.$V$1]+[.W31]*[.$W$1]+[.X31]*[.$X$1]+[.Y31]*[.$Y$1]+[.Z31]*[.$Z$1]+[.AA31]*[.$AA$1]+[.AB31]*[.$AB$1]+[.AC31]*[.$AC$1]+[.AD31]*[.$AD$1]+[.AE31]*[.$AE$1]+[.AF31]*[.$AF$1]+[.AG31]*[.$AG$1]+[.AH31]*[.$AH$1]+[.AI31]*[.$AI$1]+[.AJ31]*[.$AJ$1]+[.AK31]*[.$AK$1]" office:value-type="float" office:value="4096" calcext:value-type="float">
            <text:p>4096</text:p>
          </table:table-cell>
          <table:table-cell table:number-columns-repeated="8"/>
          <table:table-cell table:style-name="ce5"/>
          <table:table-cell table:number-columns-repeated="10"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5"/>
          <table:table-cell table:number-columns-repeated="8"/>
        </table:table-row>
        <table:table-row table:style-name="ro1">
          <table:table-cell/>
          <table:table-cell office:value-type="string" calcext:value-type="string">
            <text:p>RST</text:p>
          </table:table-cell>
          <table:table-cell/>
          <table:table-cell table:formula="of:=DEC2HEX([.E32];8)" office:value-type="string" office:string-value="80000000" calcext:value-type="string">
            <text:p>80000000</text:p>
          </table:table-cell>
          <table:table-cell table:formula="of:=[.F32]*[.$F$1]+[.G32]*[.$G$1]+[.H32]*[.$H$1]+[.I32]*[.$I$1]+[.J32]*[.$J$1]+[.K32]*[.$K$1]+[.L32]*[.$L$1]+[.M32]*[.$M$1]+[.N32]*[.$N$1]+[.O32]*[.$O$1]+[.P32]*[.$P$1]+[.Q32]*[.$Q$1]+[.R32]*[.$R$1]+[.S32]*[.$S$1]+[.T32]*[.$T$1]+[.U32]*[.$U$1]+[.V32]*[.$V$1]+[.W32]*[.$W$1]+[.X32]*[.$X$1]+[.Y32]*[.$Y$1]+[.Z32]*[.$Z$1]+[.AA32]*[.$AA$1]+[.AB32]*[.$AB$1]+[.AC32]*[.$AC$1]+[.AD32]*[.$AD$1]+[.AE32]*[.$AE$1]+[.AF32]*[.$AF$1]+[.AG32]*[.$AG$1]+[.AH32]*[.$AH$1]+[.AI32]*[.$AI$1]+[.AJ32]*[.$AJ$1]+[.AK32]*[.$AK$1]" office:value-type="float" office:value="2147483648" calcext:value-type="float">
            <text:p>214748364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style-name="ce1" office:value-type="string" calcext:value-type="string">
            <text:p>IN M</text:p>
          </table:table-cell>
          <table:table-cell office:value-type="string" calcext:value-type="string">
            <text:p>LO ← ROM</text:p>
          </table:table-cell>
          <table:table-cell table:style-name="ce1" office:value-type="string" calcext:value-type="string">
            <text:p>D7</text:p>
          </table:table-cell>
          <table:table-cell table:formula="of:=DEC2HEX([.E33];8)" office:value-type="string" office:string-value="00044000" calcext:value-type="string">
            <text:p>00044000</text:p>
          </table:table-cell>
          <table:table-cell table:formula="of:=[.F33]*[.$F$1]+[.G33]*[.$G$1]+[.H33]*[.$H$1]+[.I33]*[.$I$1]+[.J33]*[.$J$1]+[.K33]*[.$K$1]+[.L33]*[.$L$1]+[.M33]*[.$M$1]+[.N33]*[.$N$1]+[.O33]*[.$O$1]+[.P33]*[.$P$1]+[.Q33]*[.$Q$1]+[.R33]*[.$R$1]+[.S33]*[.$S$1]+[.T33]*[.$T$1]+[.U33]*[.$U$1]+[.V33]*[.$V$1]+[.W33]*[.$W$1]+[.X33]*[.$X$1]+[.Y33]*[.$Y$1]+[.Z33]*[.$Z$1]+[.AA33]*[.$AA$1]+[.AB33]*[.$AB$1]+[.AC33]*[.$AC$1]+[.AD33]*[.$AD$1]+[.AE33]*[.$AE$1]+[.AF33]*[.$AF$1]+[.AG33]*[.$AG$1]+[.AH33]*[.$AH$1]+[.AI33]*[.$AI$1]+[.AJ33]*[.$AJ$1]+[.AK33]*[.$AK$1]" office:value-type="float" office:value="278528" calcext:value-type="float">
            <text:p>278528</text:p>
          </table:table-cell>
          <table:table-cell table:number-columns-repeated="8"/>
          <table:table-cell table:style-name="ce5"/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8"/>
        </table:table-row>
        <table:table-row table:style-name="ro1">
          <table:table-cell/>
          <table:table-cell office:value-type="string" calcext:value-type="string">
            <text:p>MEM(IO)-&gt;A</text:p>
          </table:table-cell>
          <table:table-cell/>
          <table:table-cell table:formula="of:=DEC2HEX([.E34];8)" office:value-type="string" office:string-value="00100080" calcext:value-type="string">
            <text:p>00100080</text:p>
          </table:table-cell>
          <table:table-cell table:formula="of:=[.F34]*[.$F$1]+[.G34]*[.$G$1]+[.H34]*[.$H$1]+[.I34]*[.$I$1]+[.J34]*[.$J$1]+[.K34]*[.$K$1]+[.L34]*[.$L$1]+[.M34]*[.$M$1]+[.N34]*[.$N$1]+[.O34]*[.$O$1]+[.P34]*[.$P$1]+[.Q34]*[.$Q$1]+[.R34]*[.$R$1]+[.S34]*[.$S$1]+[.T34]*[.$T$1]+[.U34]*[.$U$1]+[.V34]*[.$V$1]+[.W34]*[.$W$1]+[.X34]*[.$X$1]+[.Y34]*[.$Y$1]+[.Z34]*[.$Z$1]+[.AA34]*[.$AA$1]+[.AB34]*[.$AB$1]+[.AC34]*[.$AC$1]+[.AD34]*[.$AD$1]+[.AE34]*[.$AE$1]+[.AF34]*[.$AF$1]+[.AG34]*[.$AG$1]+[.AH34]*[.$AH$1]+[.AI34]*[.$AI$1]+[.AJ34]*[.$AJ$1]+[.AK34]*[.$AK$1]" office:value-type="float" office:value="1048704" calcext:value-type="float">
            <text:p>1048704</text:p>
          </table:table-cell>
          <table:table-cell table:style-name="ce5"/>
          <table:table-cell table:number-columns-repeated="10"/>
          <table:table-cell table:style-name="ce3" office:value-type="float" office:value="1" calcext:value-type="float">
            <text:p>1</text:p>
          </table:table-cell>
          <table:table-cell table:number-columns-repeated="12"/>
          <table:table-cell table:style-name="ce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C</text:p>
          </table:table-cell>
          <table:table-cell/>
          <table:table-cell table:formula="of:=DEC2HEX([.E35];8)" office:value-type="string" office:string-value="00001000" calcext:value-type="string">
            <text:p>00001000</text:p>
          </table:table-cell>
          <table:table-cell table:formula="of:=[.F35]*[.$F$1]+[.G35]*[.$G$1]+[.H35]*[.$H$1]+[.I35]*[.$I$1]+[.J35]*[.$J$1]+[.K35]*[.$K$1]+[.L35]*[.$L$1]+[.M35]*[.$M$1]+[.N35]*[.$N$1]+[.O35]*[.$O$1]+[.P35]*[.$P$1]+[.Q35]*[.$Q$1]+[.R35]*[.$R$1]+[.S35]*[.$S$1]+[.T35]*[.$T$1]+[.U35]*[.$U$1]+[.V35]*[.$V$1]+[.W35]*[.$W$1]+[.X35]*[.$X$1]+[.Y35]*[.$Y$1]+[.Z35]*[.$Z$1]+[.AA35]*[.$AA$1]+[.AB35]*[.$AB$1]+[.AC35]*[.$AC$1]+[.AD35]*[.$AD$1]+[.AE35]*[.$AE$1]+[.AF35]*[.$AF$1]+[.AG35]*[.$AG$1]+[.AH35]*[.$AH$1]+[.AI35]*[.$AI$1]+[.AJ35]*[.$AJ$1]+[.AK35]*[.$AK$1]" office:value-type="float" office:value="4096" calcext:value-type="float">
            <text:p>4096</text:p>
          </table:table-cell>
          <table:table-cell table:style-name="ce5"/>
          <table:table-cell table:number-columns-repeated="18"/>
          <table:table-cell table:style-name="ce3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ST</text:p>
          </table:table-cell>
          <table:table-cell/>
          <table:table-cell table:formula="of:=DEC2HEX([.E36];8)" office:value-type="string" office:string-value="80000000" calcext:value-type="string">
            <text:p>80000000</text:p>
          </table:table-cell>
          <table:table-cell table:formula="of:=[.F36]*[.$F$1]+[.G36]*[.$G$1]+[.H36]*[.$H$1]+[.I36]*[.$I$1]+[.J36]*[.$J$1]+[.K36]*[.$K$1]+[.L36]*[.$L$1]+[.M36]*[.$M$1]+[.N36]*[.$N$1]+[.O36]*[.$O$1]+[.P36]*[.$P$1]+[.Q36]*[.$Q$1]+[.R36]*[.$R$1]+[.S36]*[.$S$1]+[.T36]*[.$T$1]+[.U36]*[.$U$1]+[.V36]*[.$V$1]+[.W36]*[.$W$1]+[.X36]*[.$X$1]+[.Y36]*[.$Y$1]+[.Z36]*[.$Z$1]+[.AA36]*[.$AA$1]+[.AB36]*[.$AB$1]+[.AC36]*[.$AC$1]+[.AD36]*[.$AD$1]+[.AE36]*[.$AE$1]+[.AF36]*[.$AF$1]+[.AG36]*[.$AG$1]+[.AH36]*[.$AH$1]+[.AI36]*[.$AI$1]+[.AJ36]*[.$AJ$1]+[.AK36]*[.$AK$1]" office:value-type="float" office:value="2147483648" calcext:value-type="float">
            <text:p>21474836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style-name="ce1" office:value-type="string" calcext:value-type="string">
            <text:p>HLT</text:p>
          </table:table-cell>
          <table:table-cell office:value-type="string" calcext:value-type="string">
            <text:p>HLT=1</text:p>
          </table:table-cell>
          <table:table-cell table:style-name="ce1" office:value-type="string" calcext:value-type="string">
            <text:p>76</text:p>
          </table:table-cell>
          <table:table-cell table:formula="of:=DEC2HEX([.E37];8)" office:value-type="string" office:string-value="40000000" calcext:value-type="string">
            <text:p>40000000</text:p>
          </table:table-cell>
          <table:table-cell table:formula="of:=[.F37]*[.$F$1]+[.G37]*[.$G$1]+[.H37]*[.$H$1]+[.I37]*[.$I$1]+[.J37]*[.$J$1]+[.K37]*[.$K$1]+[.L37]*[.$L$1]+[.M37]*[.$M$1]+[.N37]*[.$N$1]+[.O37]*[.$O$1]+[.P37]*[.$P$1]+[.Q37]*[.$Q$1]+[.R37]*[.$R$1]+[.S37]*[.$S$1]+[.T37]*[.$T$1]+[.U37]*[.$U$1]+[.V37]*[.$V$1]+[.W37]*[.$W$1]+[.X37]*[.$X$1]+[.Y37]*[.$Y$1]+[.Z37]*[.$Z$1]+[.AA37]*[.$AA$1]+[.AB37]*[.$AB$1]+[.AC37]*[.$AC$1]+[.AD37]*[.$AD$1]+[.AE37]*[.$AE$1]+[.AF37]*[.$AF$1]+[.AG37]*[.$AG$1]+[.AH37]*[.$AH$1]+[.AI37]*[.$AI$1]+[.AJ37]*[.$AJ$1]+[.AK37]*[.$AK$1]" office:value-type="float" office:value="1073741824" calcext:value-type="float">
            <text:p>107374182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"/>
          <table:table-cell table:formula="of:=DEC2HEX([.E38];8)" office:value-type="string" office:string-value="00000000" calcext:value-type="string">
            <text:p>00000000</text:p>
          </table:table-cell>
          <table:table-cell table:formula="of:=[.F38]*[.$F$1]+[.G38]*[.$G$1]+[.H38]*[.$H$1]+[.I38]*[.$I$1]+[.J38]*[.$J$1]+[.K38]*[.$K$1]+[.L38]*[.$L$1]+[.M38]*[.$M$1]+[.N38]*[.$N$1]+[.O38]*[.$O$1]+[.P38]*[.$P$1]+[.Q38]*[.$Q$1]+[.R38]*[.$R$1]+[.S38]*[.$S$1]+[.T38]*[.$T$1]+[.U38]*[.$U$1]+[.V38]*[.$V$1]+[.W38]*[.$W$1]+[.X38]*[.$X$1]+[.Y38]*[.$Y$1]+[.Z38]*[.$Z$1]+[.AA38]*[.$AA$1]+[.AB38]*[.$AB$1]+[.AC38]*[.$AC$1]+[.AD38]*[.$AD$1]+[.AE38]*[.$AE$1]+[.AF38]*[.$AF$1]+[.AG38]*[.$AG$1]+[.AH38]*[.$AH$1]+[.AI38]*[.$AI$1]+[.AJ38]*[.$AJ$1]+[.AK38]*[.$AK$1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DEC2HEX([.E39];8)" office:value-type="string" office:string-value="00000000" calcext:value-type="string">
            <text:p>00000000</text:p>
          </table:table-cell>
          <table:table-cell table:formula="of:=[.F39]*[.$F$1]+[.G39]*[.$G$1]+[.H39]*[.$H$1]+[.I39]*[.$I$1]+[.J39]*[.$J$1]+[.K39]*[.$K$1]+[.L39]*[.$L$1]+[.M39]*[.$M$1]+[.N39]*[.$N$1]+[.O39]*[.$O$1]+[.P39]*[.$P$1]+[.Q39]*[.$Q$1]+[.R39]*[.$R$1]+[.S39]*[.$S$1]+[.T39]*[.$T$1]+[.U39]*[.$U$1]+[.V39]*[.$V$1]+[.W39]*[.$W$1]+[.X39]*[.$X$1]+[.Y39]*[.$Y$1]+[.Z39]*[.$Z$1]+[.AA39]*[.$AA$1]+[.AB39]*[.$AB$1]+[.AC39]*[.$AC$1]+[.AD39]*[.$AD$1]+[.AE39]*[.$AE$1]+[.AF39]*[.$AF$1]+[.AG39]*[.$AG$1]+[.AH39]*[.$AH$1]+[.AI39]*[.$AI$1]+[.AJ39]*[.$AJ$1]+[.AK39]*[.$AK$1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DEC2HEX([.E40];8)" office:value-type="string" office:string-value="00000000" calcext:value-type="string">
            <text:p>00000000</text:p>
          </table:table-cell>
          <table:table-cell table:formula="of:=[.F40]*[.$F$1]+[.G40]*[.$G$1]+[.H40]*[.$H$1]+[.I40]*[.$I$1]+[.J40]*[.$J$1]+[.K40]*[.$K$1]+[.L40]*[.$L$1]+[.M40]*[.$M$1]+[.N40]*[.$N$1]+[.O40]*[.$O$1]+[.P40]*[.$P$1]+[.Q40]*[.$Q$1]+[.R40]*[.$R$1]+[.S40]*[.$S$1]+[.T40]*[.$T$1]+[.U40]*[.$U$1]+[.V40]*[.$V$1]+[.W40]*[.$W$1]+[.X40]*[.$X$1]+[.Y40]*[.$Y$1]+[.Z40]*[.$Z$1]+[.AA40]*[.$AA$1]+[.AB40]*[.$AB$1]+[.AC40]*[.$AC$1]+[.AD40]*[.$AD$1]+[.AE40]*[.$AE$1]+[.AF40]*[.$AF$1]+[.AG40]*[.$AG$1]+[.AH40]*[.$AH$1]+[.AI40]*[.$AI$1]+[.AJ40]*[.$AJ$1]+[.AK40]*[.$AK$1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DEC2HEX([.E41];8)" office:value-type="string" office:string-value="00000000" calcext:value-type="string">
            <text:p>00000000</text:p>
          </table:table-cell>
          <table:table-cell table:formula="of:=[.F41]*[.$F$1]+[.G41]*[.$G$1]+[.H41]*[.$H$1]+[.I41]*[.$I$1]+[.J41]*[.$J$1]+[.K41]*[.$K$1]+[.L41]*[.$L$1]+[.M41]*[.$M$1]+[.N41]*[.$N$1]+[.O41]*[.$O$1]+[.P41]*[.$P$1]+[.Q41]*[.$Q$1]+[.R41]*[.$R$1]+[.S41]*[.$S$1]+[.T41]*[.$T$1]+[.U41]*[.$U$1]+[.V41]*[.$V$1]+[.W41]*[.$W$1]+[.X41]*[.$X$1]+[.Y41]*[.$Y$1]+[.Z41]*[.$Z$1]+[.AA41]*[.$AA$1]+[.AB41]*[.$AB$1]+[.AC41]*[.$AC$1]+[.AD41]*[.$AD$1]+[.AE41]*[.$AE$1]+[.AF41]*[.$AF$1]+[.AG41]*[.$AG$1]+[.AH41]*[.$AH$1]+[.AI41]*[.$AI$1]+[.AJ41]*[.$AJ$1]+[.AK41]*[.$AK$1]" office:value-type="float" office:value="0" calcext:value-type="float">
            <text:p>0</text:p>
          </table:table-cell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8">00/00/0000</text:date>, <text:time style:data-style-name="N2" text:time-value="08:51:53.6965477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9T20:19:34.452245533</meta:creation-date>
    <dc:date>2016-02-28T10:14:46.164202428</dc:date>
    <meta:editing-duration>PT9H59M23S</meta:editing-duration>
    <meta:editing-cycles>60</meta:editing-cycles>
    <meta:generator>LibreOffice/4.3.3.2$Linux_X86_64 LibreOffice_project/430m0$Build-2</meta:generator>
    <meta:document-statistic meta:table-count="1" meta:cell-count="269" meta:object-count="0"/>
  </office:meta>
</office:document-meta>
</file>